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04cm"/>
    </style:style>
    <style:style style:name="gr5" style:family="graphic" style:parent-style-name="standard">
      <style:graphic-properties draw:stroke="none" svg:stroke-color="#000000" draw:fill="none" draw:fill-color="#ffffff" fo:min-height="2.09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1.928cm"/>
    </style:style>
    <style:style style:name="co1" style:family="table-column">
      <style:table-column-properties style:column-width="5.44cm" style:use-optimal-column-width="false"/>
    </style:style>
    <style:style style:name="co2" style:family="table-column">
      <style:table-column-properties style:column-width="5.452cm" style:use-optimal-column-width="false"/>
    </style:style>
    <style:style style:name="ro1" style:family="table-row">
      <style:table-row-properties style:row-height="1.577cm"/>
    </style:style>
    <style:style style:name="ro2" style:family="table-row">
      <style:table-row-properties style:row-height="1.578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size="22pt" style:font-size-asian="22pt" style:font-size-complex="22pt"/>
    </style:style>
    <style:style style:name="ce3" style:family="table-cell">
      <style:graphic-properties style:repeat="repeat"/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4.639cm" svg:height="12.178cm" svg:x="1.4cm" svg:y="4.914cm" presentation:class="subtitle" presentation:user-transformed="true">
          <draw:text-box>
            <text:p text:style-name="P1">CS 626 (Natural Language Processing)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eaning of BNC Dataset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BNC dataset contains all sentences in one line</text:p>
              </text:list-item>
              <text:list-item>
                <text:p>The line is divided into sentences based on punctuation marks (<text:span text:style-name="T1">.</text:span><text:span text:style-name="T2">, </text:span><text:span text:style-name="T1">!</text:span><text:span text:style-name="T2">, </text:span><text:span text:style-name="T1">?</text:span><text:span text:style-name="T2">)</text:span></text:p>
              </text:list-item>
              <text:list-item>
                <text:p><text:span text:style-name="T2">Code is written in </text:span><text:span text:style-name="T3">clean_bnc.cpp</text:span><text:span text:style-name="T2"> (compiled to bnc when make is run)</text:span></text:p>
              </text:list-item>
              <text:list-item>
                <text:p><text:span text:style-name="T2">The files are copied to </text:span><text:span text:style-name="T3">*_CLEAN</text:span><text:span text:style-name="T2"> fold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dden Markov Model(viterbi)</text:p>
          </draw:text-box>
        </draw:frame>
        <draw:frame presentation:style-name="pr6" draw:layer="layout" svg:width="24.639cm" svg:height="12.178cm" svg:x="1.4cm" svg:y="4.914cm" presentation:class="outline">
          <draw:text-box>
            <text:list text:style-name="L3">
              <text:list-item>
                <text:p>A repositry is created based on the given training data.</text:p>
              </text:list-item>
              <text:list-item>
                <text:p>The repositry stores the observation table, transition table and corresponding probabilities.</text:p>
              </text:list-item>
              <text:list-item>
                <text:p>For given sentence, viterbi algorithm is used to find the best possible sequence</text:p>
              </text:list-item>
              <text:list-item>
                <text:p><text:span text:style-name="T1">Smoothing:</text:span> If the word is not present in the repository, NOTAG is given to the word of the senten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Viterbi Example</text:p>
          </draw:text-box>
        </draw:frame>
        <draw:custom-shape draw:style-name="gr2" draw:text-style-name="P3" draw:layer="layout" svg:width="1.907cm" svg:height="1.962cm" svg:x="3.5cm" svg:y="10.445cm">
          <text:p text:style-name="P3">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458cm" svg:height="1.417cm" svg:x="5.743cm" svg:y="7.067cm">
          <text:p text:style-name="P3">PNP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458cm" svg:height="1.416cm" svg:x="7.65cm" svg:y="8.375cm">
          <text:p text:style-name="P3">VV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458cm" svg:height="1.417cm" svg:x="8.435cm" svg:y="10.554cm">
          <text:p text:style-name="P3">AT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458cm" svg:height="1.416cm" svg:x="7.65cm" svg:y="12.625cm">
          <text:p text:style-name="P3">NN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458cm" svg:height="1.417cm" svg:x="6.08cm" svg:y="13.932cm">
          <text:p text:style-name="P3">PU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397cm" svg:y1="10.445cm" svg:x2="6.079cm" svg:y2="8.157cm">
          <text:p/>
        </draw:line>
        <draw:line draw:style-name="gr3" draw:text-style-name="P3" draw:layer="layout" svg:x1="5.07cm" svg:y1="10.882cm" svg:x2="7.762cm" svg:y2="9.465cm">
          <text:p/>
        </draw:line>
        <draw:line draw:style-name="gr3" draw:text-style-name="P3" draw:layer="layout" svg:x1="5.407cm" svg:y1="11.317cm" svg:x2="8.435cm" svg:y2="11.317cm">
          <text:p/>
        </draw:line>
        <draw:line draw:style-name="gr3" draw:text-style-name="P3" draw:layer="layout" svg:x1="5.07cm" svg:y1="12.189cm" svg:x2="7.874cm" svg:y2="13.388cm">
          <text:p/>
        </draw:line>
        <draw:line draw:style-name="gr3" draw:text-style-name="P3" draw:layer="layout" svg:x1="4.734cm" svg:y1="12.407cm" svg:x2="6.08cm" svg:y2="14.368cm">
          <text:p/>
        </draw:line>
        <draw:custom-shape draw:style-name="gr2" draw:text-style-name="P3" draw:layer="layout" svg:width="1.907cm" svg:height="1.962cm" svg:x="21.893cm" svg:y="9.9cm">
          <text:p text:style-name="P3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458cm" svg:height="1.417cm" svg:x="19.426cm" svg:y="6.631cm">
          <text:p text:style-name="P3">PNP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458cm" svg:height="1.417cm" svg:x="18.304cm" svg:y="8.157cm">
          <text:p text:style-name="P3">VV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458cm" svg:height="1.417cm" svg:x="17.519cm" svg:y="10.336cm">
          <text:p text:style-name="P3">AT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458cm" svg:height="1.416cm" svg:x="18.304cm" svg:y="12.407cm">
          <text:p text:style-name="P3">NN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458cm" svg:height="1.417cm" svg:x="20.099cm" svg:y="13.714cm">
          <text:p text:style-name="P3">PU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0.548cm" svg:y1="7.83cm" svg:x2="22.455cm" svg:y2="10.118cm">
          <text:p/>
        </draw:line>
        <draw:line draw:style-name="gr3" draw:text-style-name="P3" draw:layer="layout" svg:x1="19.538cm" svg:y1="9.356cm" svg:x2="22.118cm" svg:y2="10.664cm">
          <text:p/>
        </draw:line>
        <draw:line draw:style-name="gr3" draw:text-style-name="P3" draw:layer="layout" svg:x1="18.977cm" svg:y1="11.099cm" svg:x2="21.893cm" svg:y2="11.099cm">
          <text:p/>
        </draw:line>
        <draw:line draw:style-name="gr3" draw:text-style-name="P3" draw:layer="layout" svg:x1="19.762cm" svg:y1="12.952cm" svg:x2="22.117cm" svg:y2="11.535cm">
          <text:p/>
        </draw:line>
        <draw:line draw:style-name="gr3" draw:text-style-name="P3" draw:layer="layout" svg:x1="21.333cm" svg:y1="13.932cm" svg:x2="22.567cm" svg:y2="11.862cm">
          <text:p/>
        </draw:line>
        <draw:custom-shape draw:style-name="gr2" draw:text-style-name="P3" draw:layer="layout" svg:width="0.561cm" svg:height="0.653cm" svg:x="10.566cm" svg:y="9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61cm" svg:height="0.654cm" svg:x="11.687cm" svg:y="12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61cm" svg:height="0.654cm" svg:x="12.248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61cm" svg:height="0.654cm" svg:x="11.687cm" svg:y="10.2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61cm" svg:height="0.653cm" svg:x="10.678cm" svg:y="12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9.781cm" svg:y1="10.772cm" svg:x2="10.678cm" svg:y2="9.791cm">
          <text:p/>
        </draw:line>
        <draw:line draw:style-name="gr3" draw:text-style-name="P3" draw:layer="layout" svg:x1="9.893cm" svg:y1="11.208cm" svg:x2="11.687cm" svg:y2="10.554cm">
          <text:p/>
        </draw:line>
        <draw:line draw:style-name="gr3" draw:text-style-name="P3" draw:layer="layout" svg:x1="9.893cm" svg:y1="11.426cm" svg:x2="12.136cm" svg:y2="11.426cm">
          <text:p/>
        </draw:line>
        <draw:line draw:style-name="gr3" draw:text-style-name="P3" draw:layer="layout" svg:x1="9.781cm" svg:y1="11.644cm" svg:x2="11.688cm" svg:y2="12.298cm">
          <text:p/>
        </draw:line>
        <draw:line draw:style-name="gr3" draw:text-style-name="P3" draw:layer="layout" svg:x1="9.556cm" svg:y1="11.862cm" svg:x2="10.79cm" svg:y2="12.952cm">
          <text:p/>
        </draw:line>
        <draw:custom-shape draw:style-name="gr2" draw:text-style-name="P3" draw:layer="layout" svg:width="16.599cm" svg:height="0.872cm" svg:x="5.743cm" svg:y="17.528cm">
          <text:p text:style-name="P3">PNP_They VVD_knew AT0_the NN2_limits PUN_.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336cm" svg:height="0.754cm" svg:x="9.781cm" svg:y="10.009cm">
          <draw:text-box>
            <text:p><text:span text:style-name="T4">I</text:span></text:p>
          </draw:text-box>
        </draw:frame>
        <draw:frame draw:style-name="gr4" draw:text-style-name="P4" draw:layer="layout" svg:width="0.336cm" svg:height="0.754cm" svg:x="10.454cm" svg:y="10.445cm">
          <draw:text-box>
            <text:p><text:span text:style-name="T4">I</text:span></text:p>
          </draw:text-box>
        </draw:frame>
        <draw:frame draw:style-name="gr4" draw:text-style-name="P4" draw:layer="layout" svg:width="0.337cm" svg:height="0.754cm" svg:x="10.79cm" svg:y="10.881cm">
          <draw:text-box>
            <text:p><text:span text:style-name="T4">I</text:span></text:p>
          </draw:text-box>
        </draw:frame>
        <draw:frame draw:style-name="gr4" draw:text-style-name="P4" draw:layer="layout" svg:width="0.336cm" svg:height="0.754cm" svg:x="10.454cm" svg:y="11.426cm">
          <draw:text-box>
            <text:p><text:span text:style-name="T4">I</text:span></text:p>
          </draw:text-box>
        </draw:frame>
        <draw:frame draw:style-name="gr4" draw:text-style-name="P4" draw:layer="layout" svg:width="0.336cm" svg:height="0.754cm" svg:x="10.005cm" svg:y="11.862cm">
          <draw:text-box>
            <text:p><text:span text:style-name="T4">I</text:span></text:p>
          </draw:text-box>
        </draw:frame>
        <draw:frame draw:style-name="gr5" draw:layer="layout" svg:width="3.701cm" svg:height="2.343cm" svg:x="13.37cm" svg:y="10.009cm">
          <draw:text-box>
            <text:p>.............</text:p>
          </draw:text-box>
        </draw:frame>
        <draw:line draw:style-name="gr3" draw:text-style-name="P3" draw:layer="layout" svg:x1="8.323cm" svg:y1="8.266cm" svg:x2="8.323cm" svg:y2="7.067cm">
          <text:p/>
        </draw:line>
        <draw:line draw:style-name="gr3" draw:text-style-name="P3" draw:layer="layout" svg:x1="8.435cm" svg:y1="8.375cm" svg:x2="8.996cm" svg:y2="7.067cm">
          <text:p/>
        </draw:line>
        <draw:line draw:style-name="gr3" draw:text-style-name="P3" draw:layer="layout" svg:x1="8.771cm" svg:y1="8.375cm" svg:x2="9.668cm" svg:y2="7.394cm">
          <text:p/>
        </draw:line>
        <draw:line draw:style-name="gr3" draw:text-style-name="P3" draw:layer="layout" svg:x1="8.996cm" svg:y1="8.593cm" svg:x2="10.23cm" svg:y2="7.83cm">
          <text:p/>
        </draw:line>
        <draw:line draw:style-name="gr3" draw:text-style-name="P3" draw:layer="layout" svg:x1="9.22cm" svg:y1="9.029cm" svg:x2="10.566cm" svg:y2="8.484cm">
          <text:p/>
        </draw:line>
        <draw:line draw:style-name="gr3" draw:text-style-name="P3" draw:layer="layout" svg:x1="6.304cm" svg:y1="6.959cm" svg:x2="5.855cm" svg:y2="6.087cm">
          <text:p/>
        </draw:line>
        <draw:line draw:style-name="gr3" draw:text-style-name="P3" draw:layer="layout" svg:x1="6.64cm" svg:y1="7.068cm" svg:x2="6.416cm" svg:y2="5.978cm">
          <text:p/>
        </draw:line>
        <draw:line draw:style-name="gr3" draw:text-style-name="P3" draw:layer="layout" svg:x1="6.865cm" svg:y1="7.068cm" svg:x2="6.977cm" svg:y2="5.978cm">
          <text:p/>
        </draw:line>
        <draw:line draw:style-name="gr3" draw:text-style-name="P3" draw:layer="layout" svg:x1="7.089cm" svg:y1="7.177cm" svg:x2="7.538cm" svg:y2="6.087cm">
          <text:p/>
        </draw:line>
        <draw:line draw:style-name="gr3" draw:text-style-name="P3" draw:layer="layout" svg:x1="7.089cm" svg:y1="7.503cm" svg:x2="8.098cm" svg:y2="6.195cm">
          <text:p/>
        </draw:line>
        <draw:line draw:style-name="gr3" draw:text-style-name="P3" draw:layer="layout" svg:x1="9.108cm" svg:y1="13.278cm" svg:x2="10.117cm" svg:y2="13.823cm">
          <text:p/>
        </draw:line>
        <draw:line draw:style-name="gr3" draw:text-style-name="P3" draw:layer="layout" svg:x1="9.108cm" svg:y1="13.714cm" svg:x2="9.781cm" svg:y2="14.259cm">
          <text:p/>
        </draw:line>
        <draw:line draw:style-name="gr3" draw:text-style-name="P3" draw:layer="layout" svg:x1="8.771cm" svg:y1="13.932cm" svg:x2="9.444cm" svg:y2="14.586cm">
          <text:p/>
        </draw:line>
        <draw:line draw:style-name="gr3" draw:text-style-name="P3" draw:layer="layout" svg:x1="8.323cm" svg:y1="14.041cm" svg:x2="8.323cm" svg:y2="15.022cm">
          <text:p/>
        </draw:line>
        <draw:line draw:style-name="gr3" draw:text-style-name="P3" draw:layer="layout" svg:x1="8.547cm" svg:y1="14.041cm" svg:x2="8.883cm" svg:y2="14.913cm">
          <text:p/>
        </draw:line>
        <draw:line draw:style-name="gr3" draw:text-style-name="P3" draw:layer="layout" svg:x1="6.865cm" svg:y1="15.458cm" svg:x2="6.865cm" svg:y2="16.33cm">
          <text:p/>
        </draw:line>
        <draw:line draw:style-name="gr3" draw:text-style-name="P3" draw:layer="layout" svg:x1="7.201cm" svg:y1="15.349cm" svg:x2="8.435cm" svg:y2="15.785cm">
          <text:p/>
        </draw:line>
        <draw:line draw:style-name="gr3" draw:text-style-name="P3" draw:layer="layout" svg:x1="6.977cm" svg:y1="15.458cm" svg:x2="7.65cm" svg:y2="16.221cm">
          <text:p/>
        </draw:line>
        <draw:line draw:style-name="gr3" draw:text-style-name="P3" draw:layer="layout" svg:x1="6.529cm" svg:y1="15.349cm" svg:x2="5.407cm" svg:y2="16.221cm">
          <text:p/>
        </draw:line>
        <draw:line draw:style-name="gr3" draw:text-style-name="P3" draw:layer="layout" svg:x1="6.753cm" svg:y1="15.458cm" svg:x2="6.08cm" svg:y2="16.33cm">
          <text:p/>
        </draw:line>
        <draw:custom-shape draw:style-name="gr2" draw:text-style-name="P3" draw:layer="layout" svg:width="7.627cm" svg:height="0.872cm" svg:x="10.117cm" svg:y="4.343cm">
          <text:p text:style-name="P3">They knew the limits 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osite Tag Handling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5">Counts for both the tags are increased in the case of composite tags. For example-</text:span></text:p>
                    <text:list>
                      <text:list-header>
                        <text:p><text:span text:style-name="T5">VVB_couple </text:span><text:span text:style-name="T6">PRP-AVP</text:span><text:span text:style-name="T5">_in AT0_the</text:span></text:p>
                      </text:list-header>
                    </text:list>
                  </text:list-item>
                  <text:list-item>
                    <text:p><text:span text:style-name="T5">In transition table, counts for (VVB, PRP) and (VVB, AVP) are incremented</text:span></text:p>
                  </text:list-item>
                  <text:list-item>
                    <text:p><text:span text:style-name="T5">In observation table, counts for (PRP, in) and (AVP, in) are incremente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eriment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BNC dataset has many files</text:p>
              </text:list-item>
              <text:list-item>
                <text:p>The files are divided in 80:20 ratio for training and testing respectively</text:p>
              </text:list-item>
              <text:list-item>
                <text:p>This is done 5 tim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servation</text:p>
          </draw:text-box>
        </draw:frame>
        <draw:frame presentation:style-name="pr6" draw:text-style-name="P5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7">For 5 different dataset following results are obtained-</text:span></text:p>
                <text:p><text:span text:style-name="T7"/></text:p>
              </text:list-item>
            </text:list>
          </draw:text-box>
        </draw:frame>
        <draw:frame draw:style-name="standard" draw:layer="layout" svg:width="21.771cm" svg:height="9.462cm" svg:x="3.203cm" svg:y="7.1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3"><text:span text:style-name="T8">Precision</text:span></text:p>
              </table:table-cell>
              <table:table-cell table:style-name="ce3">
                <text:p text:style-name="P3"><text:span text:style-name="T8">Recall</text:span></text:p>
              </table:table-cell>
              <table:table-cell>
                <text:p text:style-name="P3"><text:span text:style-name="T8">F value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8">Dataset 1</text:span></text:p>
              </table:table-cell>
              <table:table-cell>
                <text:list text:style-name="L1">
                  <text:list-header>
                    <text:p><text:span text:style-name="T7">0.90231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><text:span text:style-name="T7">0.68554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><text:span text:style-name="T7"><text:s/></text:span><text:span text:style-name="T7">0.779134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3"><text:span text:style-name="T8">Dataset 2</text:span></text:p>
              </table:table-cell>
              <table:table-cell>
                <text:list text:continue-numbering="true" text:style-name="L1">
                  <text:list-header>
                    <text:p><text:span text:style-name="T7">0.92338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><text:span text:style-name="T7">0.79238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><text:span text:style-name="T7">0.852886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3"><text:span text:style-name="T8">Dataset 3</text:span></text:p>
              </table:table-cell>
              <table:table-cell>
                <text:list text:continue-numbering="true" text:style-name="L1">
                  <text:list-header>
                    <text:p><text:span text:style-name="T7">0.9309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><text:span text:style-name="T7">0.71621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><text:span text:style-name="T7">0.809602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3"><text:span text:style-name="T8">Dataset 4</text:span></text:p>
              </table:table-cell>
              <table:table-cell>
                <text:list text:continue-numbering="true" text:style-name="L1">
                  <text:list-header>
                    <text:p><text:span text:style-name="T7">0.9284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><text:span text:style-name="T7">0.82242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><text:span text:style-name="T7">0.872209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3"><text:span text:style-name="T8">Dataset 5</text:span></text:p>
              </table:table-cell>
              <table:table-cell>
                <text:list text:continue-numbering="true" text:style-name="L1">
                  <text:list-header>
                    <text:p><text:span text:style-name="T7">0.92400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><text:span text:style-name="T7">0.79238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><text:span text:style-name="T7">0.853151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8.237cm" presentation:class="title" presentation:user-transformed="true">
          <draw:text-box>
            <text:p>Thank You</text:p>
          </draw:text-box>
        </draw:frame>
        <draw:frame presentation:style-name="pr5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size="18pt" style:letter-kerning="true" style:font-name-asian="DejaVu Sans" style:font-size-asian="18pt" style:font-name-complex="Lohit Hindi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man Mangal</meta:initial-creator>
    <meta:creation-date>2013-04-15T11:31:41</meta:creation-date>
    <dc:date>2013-11-01T21:21:55.246869864</dc:date>
    <dc:creator>Aman Mangal</dc:creator>
    <meta:editing-duration>PT36M23S</meta:editing-duration>
    <meta:editing-cycles>17</meta:editing-cycles>
    <meta:generator>LibreOffice/4.1.2.3$Linux_x86 LibreOffice_project/410m0$Build-3</meta:generator>
    <meta:document-statistic meta:object-count="113"/>
  </office:meta>
</office:document-meta>
</file>